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iming" svg:font-family="Timing" style:font-adornments="Regular" style:font-family-generic="roman" style:font-pitch="fixed" style:font-charset="x-symbol"/>
    <style:font-face style:name="Arial" svg:font-family="Aria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Console" svg:font-family="'Lucida Console'" style:font-adornments="Bold" style:font-family-generic="modern" style:font-pitch="fixed"/>
    <style:font-face style:name="Arial Unicode MS" svg:font-family="'Arial Unicode MS'" style:font-pitch="variable"/>
    <style:font-face style:name="Tahoma" svg:font-family="Tahoma" style:font-pitch="variable"/>
    <style:font-face style:name="Arial1" svg:font-family="Arial" style:font-family-generic="swiss" style:font-pitch="variable"/>
  </office:font-face-decls>
  <office:automatic-styles>
    <style:style style:name="Table1" style:family="table">
      <style:table-properties style:width="6.7681in" table:align="right"/>
    </style:style>
    <style:style style:name="Table1.A" style:family="table-column">
      <style:table-column-properties style:column-width="0.8771in"/>
    </style:style>
    <style:style style:name="Table1.B" style:family="table-column">
      <style:table-column-properties style:column-width="5.891in"/>
    </style:style>
    <style:style style:name="T1"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ut.py</text:p>
      <text:p text:style-name="Subtitle"><text:a xlink:type="simple" xlink:href="mailto:someonesdad1@gmail.com">someonesdad1@gmail.com</text:a> <text:s/>29 Dec 2012</text:p>
      <text:p text:style-name="Text_20_body"/>
      <text:p text:style-name="Text_20_body">The <text:span text:style-name="Code">cut.py</text:span> program is a python console-based script that will generate a solution to a one-dimensional stock cutting problem. <text:s/>For a plethora of information on the problem, do a web search on the term "one-dimensional stock cutting problem", as it's an important commercial problem when raw materials need to be cut.</text:p>
      <text:p text:style-name="Text_20_body">The <text:span text:style-name="Code">cut.py</text:span> script uses the first fit decreasing heuristic, which has been well-studied and is straightforward to program -- and is roughly the approach you'd take if you were solving the problem manually. <text:s/>It is not guaranteed to find the best solution, but it seems to work reasonably well.</text:p>
      <text:p text:style-name="Text_20_body">The first fit decreasing method sorts the set of lengths desired and the set of stock material, then selects the largest piece to be cut and cuts it from the smallest stock piece available. <text:s/>Repeat until there are no more stock pieces or the remaining stock is too small to cut a required piece. <text:s/>An important part of the script is that all lengths are converted to integers by dividing by the resolution given in the datafile (defaults to 1) and taking the integer part. <text:s/>This allows exact arithmetic, which avoids annoying roundoff problems when using floating point numbers.</text:p>
      <text:p text:style-name="Text_20_body">If you wish to use the <text:span text:style-name="Code">cut.py</text:span> script to solve problems, you'll first have to load python on your computer. <text:s/>You can go to <text:a xlink:type="simple" xlink:href="http://www.python.org/">http://www.python.org/</text:a> and download a copy of python. <text:s/>You'll need to get the latest 2.6 or 2.7 versions, as the <text:span text:style-name="Code">cut.py</text:span> script doesn't work with python 3. <text:s/>While it could be made to work with python 3, it would take more work than I was willing to invest (I'm still using python 2.6.5 because of many dependencies I have on older libraries). <text:s/>I've run the example scripts given here with both python 2.6.5 and 2.7.2.</text:p>
      <text:p text:style-name="Text_20_body">This program is aimed at hobbyists working in a shop. <text:s/>More sophisticated freeware and commercial solutions can include a number of other constraints in solving the problem. <text:s/>It's worth looking at the paper by Haessler and the wikipedia page [wp] to get a feel for the similar problems that are important in industry.</text:p>
      <text:h text:style-name="Heading_20_1" text:outline-level="1">Installation</text:h>
      <text:p text:style-name="Text_20_body">Unzip the <text:span text:style-name="Code">cut.zip</text:span> package and run the <text:span text:style-name="Code">cut.py</text:span> script by the command </text:p>
      <text:p text:style-name="Code_20_end">python <text:span text:style-name="Code">cut.py</text:span></text:p>
      <text:p text:style-name="Text_20_body">If you see the usage message, then the script should be ready to run. <text:s/>You can move the <text:span text:style-name="Code">sig.py</text:span> and <text:span text:style-name="Code">odict.py</text:span> modules to a directory in your <text:span text:style-name="Code">PYTHONPATH</text:span> if you wish.</text:p>
      <text:p text:style-name="Text_20_body">The files in the package are <text:span text:style-name="Code">cut.py</text:span>, <text:span text:style-name="Code">cut.pdf</text:span> (i.e., this document), <text:span text:style-name="Code">sig.py</text:span>, and <text:span text:style-name="Code">odict.py</text:span>.</text:p>
      <text:h text:style-name="Heading_20_1" text:outline-level="1">Examples</text:h>
      <text:p text:style-name="Text_20_body">Here's the usage statement of the script (run it with no command line parameters):</text:p>
      <text:p text:style-name="Code">Usage: <text:s/>cut.py [options] datafile</text:p>
      <text:p text:style-name="Code"><text:s text:c="2"/>Generate a cutting list for parts that must be cut from lengths of</text:p>
      <text:p text:style-name="Code"><text:s text:c="2"/>raw materials. <text:s/>The datafile contains the information used to define</text:p>
      <text:p text:style-name="Code"><text:s text:c="2"/>the problem. <text:s/>The algorithm used is the first fit decreasing</text:p>
      <text:p text:style-name="Code"><text:s text:c="2"/>heuristic, which picks the largest piece which needs to be cut and</text:p>
      <text:p text:style-name="Code"><text:s text:c="2"/>selects the smallest remaining stock piece to cut it from.</text:p>
      <text:p text:style-name="Code"/>
      <text:p text:style-name="Code"><text:s text:c="2"/>-c <text:s text:c="3"/>Print a datafile template to stdout (use in conjunction with </text:p>
      <text:p text:style-name="Code"><text:s text:c="8"/>-v option to get a verbose template with explanations of each</text:p>
      <text:p text:style-name="Code"><text:s text:c="8"/>item needed).</text:p>
      <text:p text:style-name="Code_20_end"><text:s text:c="2"/>-v <text:s text:c="3"/>Turn verbose printing on (shows the input data).</text:p>
      <text:p text:style-name="Text_20_body">One of the first rules of testing a new computer program is to have it solve a problem you know the answer to. <text:s/>If it falls on its face doing that problem, it's probably not worth keeping.</text:p>
      <text:h text:style-name="Heading_20_2" text:outline-level="2"><text:soft-page-break/>Simple problem</text:h>
      <text:p text:style-name="Text_20_body">A simple problem is generated from the datafile template that is output when you type the command</text:p>
      <text:p text:style-name="Code_20_end">python cut.py -c</text:p>
      <text:p text:style-name="Text_20_body">This yields the template for a sample datafile:</text:p>
      <text:p text:style-name="Code">sigfig = 3</text:p>
      <text:p text:style-name="Code">kerf = 1</text:p>
      <text:p text:style-name="Code">resolution = 0.1</text:p>
      <text:p text:style-name="Code">stock = 2, 100</text:p>
      <text:p text:style-name="Code">piece = 9, 10</text:p>
      <text:p text:style-name="Code_20_end">pieces = 10, 20, 29, 30</text:p>
      <text:p text:style-name="Text_20_body">Note: <text:s/>when you're just starting out with the <text:span text:style-name="Code">cut.py</text:span> script, use the <text:span text:style-name="Code">-c -v</text:span> command line options to get a datafile template that has comments explaining what each item in the datafile is.</text:p>
      <text:p text:style-name="Text_20_body">We can solve this problem by inspection. <text:s/>The 9 stock pieces 10 units long will consume 90 units of a 100 unit stock piece. <text:s/>Since there will be 9 cuts to get these raw material pieces, we add in the length of 9 kerfs. <text:s/>Thus, the first stock piece is used except for a 1 unit piece of scrap<text:note text:id="ftn1" text:note-class="footnote"><text:note-citation>1</text:note-citation><text:note-body><text:p text:style-name="Footnote">Yes, I know, in reality that last 1 unit of length will be consumed in cutting the last piece to length.</text:p></text:note-body></text:note>.</text:p>
      <text:p text:style-name="Text_20_body">The remaining four pieces of 10, 20, 29, and 30 units long result in a use of 89 units plus 4 for the kerfs, or 93 units used with a scrap of 7. <text:s/>Thus, the total scrap is 8 out of the 200 units of stock or 4%.</text:p>
      <text:p text:style-name="Text_20_body">Note that the algorithm we just used is not the same as the first fit decreasing. <text:s/>Let's solve the problem with the first fit decreasing heuristic. <text:s/>The sorted pieces are:</text:p>
      <text:p text:style-name="Code_20_end">10, 10, 10, 10, 10, 10, 10, 10, 10, 10, 20, 29, 30</text:p>
      <text:p text:style-name="Text_20_body">and the sorted stock lengths are</text:p>
      <text:p text:style-name="Code_20_end">100 100</text:p>
      <text:p text:style-name="Text_20_body">Pick the smallest stock to get <text:span text:style-name="Code">100</text:span>. <text:s/>The largest piece we can cut from this is <text:span text:style-name="Code">30</text:span>, leaving <text:span text:style-name="Code">69</text:span> (allowing for the kerf). <text:s/>Then cut <text:span text:style-name="Code">29</text:span> from this (because it's the smallest stock piece) to leave a remainder of <text:span text:style-name="Code">39</text:span>. <text:s/>We can cut the <text:span text:style-name="Code">20</text:span> and <text:span text:style-name="Code">10</text:span> lengths from this too, leaving a scrap piece of <text:span text:style-name="Code">7</text:span>.</text:p>
      <text:p text:style-name="Text_20_body">The remaining 9 pieces of length <text:span text:style-name="Code">10</text:span> result in all but <text:span text:style-name="Code">1</text:span> unit being used from the second stock piece of <text:span text:style-name="Code">100</text:span>. <text:s/>Thus, we're left with a scrap of <text:span text:style-name="Code">8</text:span>. <text:s/>Since we started with a total stock length of <text:span text:style-name="Code">200</text:span>, the script reports this as a scrap percentage of 100(8)/200 or 4%. <text:s/>If we put the above template data into the file <text:span text:style-name="Code">datafile</text:span> and run the command</text:p>
      <text:p text:style-name="Code_20_end">python cut.py datafile</text:p>
      <text:p text:style-name="Text_20_body">we get the output </text:p>
      <text:p text:style-name="Code">Cutlist ([x] is scrap length, {n} is count) <text:s/>Kerf = 1.00</text:p>
      <text:p text:style-name="Code"><text:s text:c="2"/>Total scrap = 8.0 (4.0% of total stock)</text:p>
      <text:p text:style-name="Code"><text:s text:c="2"/>100.0: 10.0, 10.0, 10.0, 10.0, 10.0, 10.0, 10.0, 10.0, 10.0 [1.0]</text:p>
      <text:p text:style-name="Code_20_end"><text:s text:c="2"/>100.0: 10.0, 20.0, 29.0, 30.0 [7.0]</text:p>
      <text:p text:style-name="Text_20_body">Note that the two different algorithms we just used gave the same answers; apparently such degeneracy is relatively common for these cutting problems.</text:p>
      <text:p text:style-name="Text_20_body">You didn't see any numbers in curly braces in this problem (indicating a count), but you'll see them in the next problem.</text:p>
      <text:h text:style-name="Heading_20_2" text:outline-level="2">A bigger problem</text:h>
      <text:p text:style-name="Text_20_body">The video at [lec4] gives the problem of cutting pieces from stock lengths of 20; here's the datafile:</text:p>
      <text:p text:style-name="Code">stock = 622, 20</text:p>
      <text:p text:style-name="Code">piece = 511, 9</text:p>
      <text:p text:style-name="Code">piece = 301, 8</text:p>
      <text:p text:style-name="Code">piece = 263, 7</text:p>
      <text:p text:style-name="Code_20_end"><text:soft-page-break/>piece = 383, 6</text:p>
      <text:p text:style-name="Text_20_body">If they're not given in the datafile, the resolution defaults to unity and the kerf width defaults to zero. <text:s/>The results are:</text:p>
      <text:p text:style-name="Code">Cutlist ([x] is scrap length, {n} is count) <text:s/>Kerf = 0.000</text:p>
      <text:p text:style-name="Code"><text:s text:c="2"/>Total scrap = 1294 (10% of total stock)</text:p>
      <text:p text:style-name="Code"><text:s text:c="2"/>20{131}: 6, 7, 7 [0]</text:p>
      <text:p text:style-name="Code"><text:s text:c="2"/>20: 6, 6, 7 [1]</text:p>
      <text:p text:style-name="Code"><text:s text:c="2"/>20{83}: 6, 6, 6 [2]</text:p>
      <text:p text:style-name="Code"><text:s text:c="2"/>20{255}: 9, 9 [2]</text:p>
      <text:p text:style-name="Code"><text:s text:c="2"/>20: 8, 9 [3]</text:p>
      <text:p text:style-name="Code"><text:s text:c="2"/>20{150}: 8, 8 [4]</text:p>
      <text:p text:style-name="Code_20_end"><text:s text:c="2"/>20: 6 [14]</text:p>
      <text:p text:style-name="Text_20_body">I haven't taken the time to watch the videos to see the answer determined in the lecture, so I don't know how close this answer is to a more optimum one. <text:s/>Considering that the python script only takes a few seconds to generate the answer, it seems reasonable to me. <text:s/>However, if the problem was being done in industry, other constraints would probably apply and could justify using a commercial tool to generate better solutions.</text:p>
      <text:h text:style-name="Heading_20_2" text:outline-level="2">Another problem</text:h>
      <text:p text:style-name="Text_20_body">Here's another problem I made up by generating some uniformly-distributed integers:</text:p>
      <text:p text:style-name="Code">kerf = 0.2</text:p>
      <text:p text:style-name="Code">resolution = 0.1</text:p>
      <text:p text:style-name="Code">stock = 42, 100</text:p>
      <text:p text:style-name="Code">pieces = 84, 76, 42, 26, 51, 41, 78, 31, 48, 58, 90, 50, 28, 75, 62</text:p>
      <text:p text:style-name="Code">pieces = 25, 91, 98, 81, 90, 31, 73, 89, 68, 47, 10, 43, 61, 91, 96, 48, 86</text:p>
      <text:p text:style-name="Code">pieces = 26, 80, 55, 2, 72, 40, 82, 67, 1, 49, 86, 25, 33, 87, 19, 57, 24, 96</text:p>
      <text:p text:style-name="Code_20_end">pieces = 80, 45, 8, 32, 51, 93, 11, 55, 70, 55, 81, 54, 96, 60, 59, 45, 60, 39</text:p>
      <text:p text:style-name="Text_20_body">Here's the solution from the script:</text:p>
      <text:p text:style-name="Code">Cutlist ([x] is scrap length, {n} is count) <text:s/>Kerf = 0.2</text:p>
      <text:p text:style-name="Code"><text:s text:c="2"/>Total scrap = 323.4 (7.7% of total stock)</text:p>
      <text:p text:style-name="Code"><text:s text:c="2"/>100.0: 1.0, 2.0, 96.0 [0.4]</text:p>
      <text:p text:style-name="Code"><text:s text:c="2"/>100.0: 19.0, 25.0, 55.0 [0.4]</text:p>
      <text:p text:style-name="Code"><text:s text:c="2"/>100.0: 8.0, 91.0 [0.6]</text:p>
      <text:p text:style-name="Code"><text:s text:c="2"/>100.0: 10.0, 89.0 [0.6]</text:p>
      <text:p text:style-name="Code"><text:s text:c="2"/>100.0: 24.0, 75.0 [0.6]</text:p>
      <text:p text:style-name="Code"><text:s text:c="2"/>100.0: 26.0, 73.0 [0.6]</text:p>
      <text:p text:style-name="Code"><text:s text:c="2"/>100.0: 31.0, 68.0 [0.6]</text:p>
      <text:p text:style-name="Code"><text:s text:c="2"/>100.0: 32.0, 67.0 [0.6]</text:p>
      <text:p text:style-name="Code"><text:s text:c="2"/>100.0: 39.0, 60.0 [0.6]</text:p>
      <text:p text:style-name="Code"><text:s text:c="2"/>100.0: 40.0, 59.0 [0.6]</text:p>
      <text:p text:style-name="Code"><text:s text:c="2"/>100.0: 41.0, 58.0 [0.6]</text:p>
      <text:p text:style-name="Code"><text:s text:c="2"/>100.0: 42.0, 57.0 [0.6]</text:p>
      <text:p text:style-name="Code"><text:s text:c="2"/>100.0: 45.0, 54.0 [0.6]</text:p>
      <text:p text:style-name="Code"><text:s text:c="2"/>100.0{2}: 48.0, 51.0 [0.6]</text:p>
      <text:p text:style-name="Code"><text:s text:c="2"/>100.0: 49.0, 50.0 [0.6]</text:p>
      <text:p text:style-name="Code"><text:s text:c="2"/>100.0: 11.0, 87.0 [1.6]</text:p>
      <text:p text:style-name="Code"><text:s text:c="2"/>100.0: 26.0, 72.0 [1.6]</text:p>
      <text:p text:style-name="Code"><text:s text:c="2"/>100.0: 28.0, 70.0 [1.6]</text:p>
      <text:p text:style-name="Code"><text:s text:c="2"/>100.0: 43.0, 55.0 [1.6]</text:p>
      <text:p text:style-name="Code"><text:s text:c="2"/>100.0: 98.0 [1.8]</text:p>
      <text:p text:style-name="Code"><text:s text:c="2"/>100.0{2}: 96.0 [3.8]</text:p>
      <text:p text:style-name="Code"><text:s text:c="2"/>100.0: 33.0, 62.0 [4.6]</text:p>
      <text:p text:style-name="Code"><text:s text:c="2"/>100.0: 93.0 [6.8]</text:p>
      <text:p text:style-name="Code"><text:s text:c="2"/>100.0: 31.0, 61.0 [7.6]</text:p>
      <text:p text:style-name="Code"><text:s text:c="2"/>100.0: 45.0, 47.0 [7.6]</text:p>
      <text:p text:style-name="Code"><text:s text:c="2"/>100.0: 91.0 [8.8]</text:p>
      <text:p text:style-name="Code"><text:s text:c="2"/>100.0{2}: 90.0 [9.8]</text:p>
      <text:p text:style-name="Code"><text:s text:c="2"/>100.0{2}: 86.0 [13.8]</text:p>
      <text:p text:style-name="Code"><text:s text:c="2"/>100.0: 25.0, 60.0 [14.6]</text:p>
      <text:p text:style-name="Code"><text:s text:c="2"/>100.0: 84.0 [15.8]</text:p>
      <text:p text:style-name="Code"><text:s text:c="2"/>100.0: 82.0 [17.8]</text:p>
      <text:p text:style-name="Code"><text:soft-page-break/><text:s text:c="2"/>100.0{2}: 81.0 [18.8]</text:p>
      <text:p text:style-name="Code"><text:s text:c="2"/>100.0{2}: 80.0 [19.8]</text:p>
      <text:p text:style-name="Code"><text:s text:c="2"/>100.0: 78.0 [21.8]</text:p>
      <text:p text:style-name="Code"><text:s text:c="2"/>100.0: 76.0 [23.8]</text:p>
      <text:p text:style-name="Code_20_end"><text:s text:c="2"/>100.0: 55.0 [44.8]</text:p>
      <text:p text:style-name="Text_20_body">It's not clear to me that this is a solution near to optimal. <text:s/>I look at the latter entries in the table and wonder if better cutting choices would lead to a lower scrap percentage -- but it would take a better algorithm or more insight than I can bring to the problem. <text:s/>And, in all honesty, such a problem is probably beyond anything I would need in my shop, so it's not worth my time to code up a better algorithm.</text:p>
      <text:h text:style-name="Heading_20_2" text:outline-level="2">Fractions</text:h>
      <text:p text:style-name="Text_20_body">If you prefer to use fractional measurements for stock or piece dimensions, you can. <text:s/>If the <text:span text:style-name="Code">resolution</text:span> in the datafile is given as an improper fraction, then the output will be in terms of such fractions. <text:s/>Thus, for the following datafile:</text:p>
      <text:p text:style-name="Code">kerf = 1/8</text:p>
      <text:p text:style-name="Code">resolution = 1/16</text:p>
      <text:p text:style-name="Code">stock = 3, 96</text:p>
      <text:p text:style-name="Code">piece = 8, 19+1/4</text:p>
      <text:p text:style-name="Code_20_end">pieces = 2+13/16, 7+1/16, 87+1/2</text:p>
      <text:p text:style-name="Text_20_body">you'll get the output</text:p>
      <text:p text:style-name="Code">Cutlist ([x] is scrap length, {n} is count) <text:s/>Kerf = 1/8</text:p>
      <text:p text:style-name="Code"><text:s text:c="2"/>Total scrap = 35+1/4 (12.2500% of total stock)</text:p>
      <text:p text:style-name="Code"><text:s text:c="2"/>96: 7+1/16, 87+1/2 [1+3/16]</text:p>
      <text:p text:style-name="Code"><text:s text:c="2"/>96: 2+13/16, 19+1/4, 19+1/4, 19+1/4, 19+1/4 [15+9/16]</text:p>
      <text:p text:style-name="Code_20_end"><text:s text:c="2"/>96: 19+1/4, 19+1/4, 19+1/4, 19+1/4 [18+1/2]</text:p>
      <text:p text:style-name="Text_20_body">If you're wondering why the scrap percentage is given to 6 significant figures, it's because the template rounding feature of <text:span text:style-name="Code">sig.py</text:span> used the fraction 1/16 -- which is 0.0625.</text:p>
      <text:h text:style-name="Heading_20_1" text:outline-level="1"><text:bookmark text:name="__RefHeading__66278_737723685"/>References<text:bookmark-end text:name="__RefHeading__66278_737723685"/></text:h>
      <text:p text:style-name="Text_20_body">These are programs/references that I found while studying this problem. <text:s/>I haven't tried the programs and can make no recommendations concerning them.</text:p>
      <table:table table:name="Table1" table:style-name="Table1">
        <table:table-column table:style-name="Table1.A"/>
        <table:table-column table:style-name="Table1.B"/>
        <table:table-row>
          <table:table-cell office:value-type="string">
            <text:p text:style-name="Reference">klotz</text:p>
          </table:table-cell>
          <table:table-cell office:value-type="string">
            <text:p text:style-name="Reference"><text:a xlink:type="simple" xlink:href="http://www.myvirtualnetwork.com/mklotz/">http://www.myvirtualnetwork.com/mklotz/</text:a>. <text:s/>Look at his <text:span text:style-name="Code">cuts.zip</text:span> file.</text:p>
          </table:table-cell>
        </table:table-row>
        <table:table-row>
          <table:table-cell office:value-type="string">
            <text:p text:style-name="Reference">wp</text:p>
          </table:table-cell>
          <table:table-cell office:value-type="string">
            <text:p text:style-name="Reference"><text:a xlink:type="simple" xlink:href="http://en.wikipedia.org/wiki/Cutting_stock_problem">http://en.wikipedia.org/wiki/Cutting_stock_problem</text:a> <text:a xlink:type="simple" xlink:href="http://en.wikipedia.org/wiki/Subset_sum_problem">http://en.wikipedia.org/wiki/Subset_sum_problem</text:a> </text:p>
          </table:table-cell>
        </table:table-row>
        <table:table-row>
          <table:table-cell office:value-type="string">
            <text:p text:style-name="Reference">maxcut</text:p>
          </table:table-cell>
          <table:table-cell office:value-type="string">
            <text:p text:style-name="Reference"><text:a xlink:type="simple" xlink:href="http://www.maxcut.co.za/">http://www.maxcut.co.za/</text:a></text:p>
          </table:table-cell>
        </table:table-row>
        <table:table-row>
          <table:table-cell office:value-type="string">
            <text:p text:style-name="Reference">delphi</text:p>
          </table:table-cell>
          <table:table-cell office:value-type="string">
            <text:p text:style-name="Reference"><text:a xlink:type="simple" xlink:href="http://www.delphiforfun.org/Programs/Cutting%20Stock.htm">http://www.delphiforfun.org/Programs/Cutting%20Stock.htm</text:a></text:p>
          </table:table-cell>
        </table:table-row>
        <table:table-row>
          <table:table-cell office:value-type="string">
            <text:p text:style-name="Reference">su</text:p>
          </table:table-cell>
          <table:table-cell office:value-type="string">
            <text:p text:style-name="Reference"><text:a xlink:type="simple" xlink:href="http://lumberjocks.com/topics/9435">http://lumberjocks.com/topics/9435</text:a>. <text:s/>A plug-in for <text:s/>Google SketchUp.</text:p>
          </table:table-cell>
        </table:table-row>
        <table:table-row>
          <table:table-cell office:value-type="string">
            <text:p text:style-name="Reference">haessler</text:p>
          </table:table-cell>
          <table:table-cell office:value-type="string">
            <text:p text:style-name="Reference"><text:a xlink:type="simple" xlink:href="http://deepblue.lib.umich.edu/bitstream/2027.42/30249/1/0000644.pdf">http://deepblue.lib.umich.edu/bitstream/2027.42/30249/1/0000644.pdf</text:a> </text:p>
            <text:p text:style-name="Reference">R. Haessler, <text:span text:style-name="T1">One-Dimensional Cutting Stock Problems and Solution Procedures</text:span>, Math. Comput. Modelling, Vol 16, No. 1, pp 1-8, 1992.</text:p>
          </table:table-cell>
        </table:table-row>
        <table:table-row>
          <table:table-cell office:value-type="string">
            <text:p text:style-name="Reference">lec4</text:p>
          </table:table-cell>
          <table:table-cell office:value-type="string">
            <text:p text:style-name="Reference"><text:a xlink:type="simple" xlink:href="http://www.youtube.com/watch?v=NoiPrt4OsQA">http://www.youtube.com/watch?v=NoiPrt4OsQA</text:a> <text:s/>A video lectur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iming" svg:font-family="Timing" style:font-adornments="Regular" style:font-family-generic="roman" style:font-pitch="fixed" style:font-charset="x-symbol"/>
    <style:font-face style:name="Arial" svg:font-family="Aria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Console" svg:font-family="'Lucida Console'" style:font-adornments="Bold" style:font-family-generic="modern" style:font-pitch="fixed"/>
    <style:font-face style:name="Arial Unicode MS" svg:font-family="'Arial Unicode MS'" style:font-pitch="variable"/>
    <style:font-face style:name="Tahoma" svg:font-family="Tahoma"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Arial"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in" fo:margin-right="0in" fo:text-indent="0in" style:auto-text-indent="false"/>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left="0.2in" fo:margin-right="0in" fo:margin-top="0in" fo:margin-bottom="0.0799in" fo:text-indent="0in" style:auto-text-indent="false"/>
      <style:text-properties fo:font-size="11pt"/>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0835in" fo:margin-bottom="0.0835in" fo:text-align="center" style:justify-single-word="false" text:number-lines="false" text:line-number="0"/>
      <style:text-properties style:font-name="Arial" fo:font-size="10pt" fo:font-style="italic" fo:font-weight="bold"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0799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0799in" fo:margin-bottom="0.0799in" fo:text-align="center" style:justify-single-word="false" fo:text-indent="0in" style:auto-text-indent="false" fo:background-color="#e6e6e6">
        <style:background-image/>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05in" fo:margin-right="0in" fo:margin-top="0in" fo:margin-bottom="0.05in" fo:text-indent="0in" style:auto-text-indent="false"/>
      <style:text-properties fo:font-size="13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1in" fo:margin-right="0in" fo:margin-top="0.05in" fo:margin-bottom="0.05in" fo:text-indent="0in" style:auto-text-indent="false" fo:background-color="transparent" style:shadow="none">
        <style:background-image/>
      </style:paragraph-properties>
      <style:text-properties fo:font-size="12pt" fo:font-style="normal" style:text-underline-style="none"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5in" fo:margin-right="0in" fo:margin-top="0.05in" fo:margin-bottom="0.05in" fo:text-indent="0in" style:auto-text-indent="false"/>
      <style:text-properties fo:font-size="11pt" style:text-underline-style="solid" style:text-underline-width="auto" style:text-underline-color="font-color"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style>
    <style:style style:name="Table_20_Contents" style:display-name="Table Contents" style:family="paragraph" style:parent-style-name="Standard" style:class="extra" style:master-page-name="">
      <style:paragraph-properties fo:margin-left="0in" fo:margin-right="0in" fo:text-indent="0in" style:auto-text-indent="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itle" style:family="paragraph" style:parent-style-name="Heading" style:next-style-name="Subtitle" style:class="chapter">
      <style:paragraph-properties fo:margin-top="0in" fo:margin-bottom="0.0799in" fo:text-align="center" style:justify-single-word="false"/>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in" fo:margin-bottom="0.0201in" fo:text-align="center" style:justify-single-word="false"/>
      <style:text-properties fo:font-size="11pt" fo:font-style="normal" fo:font-weight="normal" style:font-size-asian="14pt" style:font-style-asian="italic" style:font-size-complex="14pt" style:font-style-complex="italic"/>
    </style:style>
    <style:style style:name="xx" style:family="paragraph" style:parent-style-name="Text_20_body" style:next-style-name="Text_20_body" style:class="text">
      <style:paragraph-properties fo:background-color="#ffffcc">
        <style:background-image/>
      </style:paragraph-properties>
    </style:style>
    <style:style style:name="Code" style:family="paragraph" style:parent-style-name="Standard" style:class="text" style:master-page-name="">
      <style:paragraph-properties fo:margin-left="0.3in" fo:margin-right="0in" fo:text-indent="0in" style:auto-text-indent="false" style:page-number="auto"/>
      <style:text-properties fo:color="#00538d" style:font-name="Lucida Console" fo:font-size="10pt" fo:font-weight="normal"/>
    </style:style>
    <style:style style:name="Equation" style:family="paragraph" style:parent-style-name="Text_20_body" style:class="text">
      <style:paragraph-properties fo:text-align="center" style:justify-single-word="false"/>
    </style:style>
    <style:style style:name="Timing" style:family="paragraph" style:parent-style-name="Standard" style:class="text">
      <style:text-properties style:font-name="Timing"/>
    </style:style>
    <style:style style:name="Code_20_end" style:display-name="Code end" style:family="paragraph" style:parent-style-name="Code">
      <style:paragraph-properties fo:margin-top="0in" fo:margin-bottom="0.0799in"/>
    </style:style>
    <style:style style:name="Where" style:family="paragraph" style:parent-style-name="Text_20_body" style:class="text">
      <style:paragraph-properties fo:margin-left="0.4925in" fo:margin-right="0in" fo:margin-top="0in" fo:margin-bottom="0in" fo:text-indent="0in" style:auto-text-indent="false" fo:background-color="transparent">
        <style:background-image/>
      </style:paragraph-properties>
    </style:style>
    <style:style style:name="Where_20_end" style:display-name="Where end" style:family="paragraph" style:parent-style-name="Where" style:next-style-name="Text_20_body" style:class="text">
      <style:paragraph-properties fo:margin-top="0in" fo:margin-bottom="0.0799in" fo:background-color="transparent">
        <style:background-image/>
      </style:paragraph-properties>
    </style:style>
    <style:style style:name="Comment" style:family="paragraph" style:parent-style-name="Code">
      <style:text-properties fo:color="#800000"/>
    </style:style>
    <style:style style:name="Reference" style:family="paragraph" style:parent-style-name="Text_20_body">
      <style:paragraph-properties fo:margin-left="0in" fo:margin-right="0in" fo:text-indent="0in" style:auto-text-indent="false">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T" style:family="text" style:parent-style-name="Default_20_Paragraph_20_Font">
      <style:text-properties style:font-name="Courier New1" fo:font-size="11pt" style:font-size-asian="11pt"/>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 fo:font-size="11pt" fo:background-color="transparent" style:font-name-asian="Courier New" style:font-name-complex="Courier New"/>
    </style:style>
    <style:style style:name="Superscript" style:family="text">
      <style:text-properties style:text-position="super 58%"/>
    </style:style>
    <style:style style:name="Subscript" style:family="text">
      <style:text-properties style:text-position="sub 58%"/>
    </style:style>
    <style:style style:name="Timing" style:family="text">
      <style:text-properties style:font-name="Timing" fo:font-size="11pt"/>
    </style:style>
    <style:style style:name="Code" style:family="text">
      <style:text-properties fo:color="#00538d" style:font-name="Lucida Console" fo:font-size="10pt" fo:font-weight="normal"/>
    </style:style>
    <style:style style:name="Important" style:family="text">
      <style:text-propertie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66cc"/>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Line_20_number" style:display-name="Line number" style:family="text" style:parent-style-name="Code">
      <style:text-properties fo:color="#008000"/>
    </style:style>
    <style:style style:name="Book_20_title" style:display-name="Book title" style:family="text" style:parent-style-name="Emphasis">
      <style:text-properties fo:font-size="11pt"/>
    </style:style>
    <style:style style:name="Keyword" style:family="text" style:parent-style-name="Important_20_-_20_blue">
      <style:text-properties fo:color="#008080"/>
    </style:style>
    <style:style style:name="Section" style:family="text" style:parent-style-name="Important"/>
    <style:style style:name="Article_20_title" style:display-name="Article title" style:family="text" style:parent-style-name="Book_20_title"/>
    <style:style style:name="Code_2c__20_important" style:display-name="Code, important" style:family="text" style:parent-style-name="Code">
      <style:text-properties fo:color="#b8004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402in" fo:margin-right="0.0402in" fo:margin-top="0.0402in" fo:margin-bottom="0.0402in" style:wrap="parallel" style:number-wrapped-paragraphs="no-limit" style:wrap-contour="false" style:vertical-pos="top" style:vertical-rel="paragraph-content" style:horizontal-pos="center" style:horizontal-rel="paragraph-content" fo:background-color="transparent" style:background-transparency="100%" fo:padding="0.0591in" fo:border="0.0008in solid #000000">
        <style:background-image/>
      </style:graphic-properties>
    </style:style>
    <style:style style:name="Graphics" style:family="graphic">
      <style:graphic-properties text:anchor-type="paragraph" svg:x="0in" svg:y="0in" fo:margin-top="0in" fo:margin-bottom="0.1in" style:wrap="none" style:vertical-pos="top" style:vertical-rel="paragraph" style:horizontal-pos="center" style:horizontal-rel="paragraph" fo:background-color="transparent" style:background-transparency="100%">
        <style:background-image/>
        <style:columns fo:column-count="1" fo:column-gap="0in"/>
      </style:graphic-properties>
    </style:style>
    <style:style style:name="OLE" style:family="graphic">
      <style:graphic-properties text:anchor-type="paragraph" svg:x="0in" svg:y="0in" fo:margin-top="0in" fo:margin-bottom="0.1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fo:background-color="transparent" style:background-transparency="100%" style:shadow="none">
        <style:background-image/>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402in" fo:margin-right="0.0402in" style:protect="size position" style:wrap="parallel" style:number-wrapped-paragraphs="no-limit" style:wrap-contour="false"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0.0984in" fo:padding-right="0.0984in" fo:padding-top="0.0492in" fo:padding-bottom="0.0492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0.25in" text:min-label-width="0.25in" text:min-label-distance="0.05in"/>
      </text:list-level-style-number>
      <text:list-level-style-number text:level="2" text:style-name="Numbering_20_Symbols" style:num-prefix=" " style:num-suffix=" " style:num-format="1" text:display-levels="2">
        <style:list-level-properties text:space-before="0.5in" text:min-label-width="0.25in" text:min-label-distance="0.05in"/>
      </text:list-level-style-number>
      <text:list-level-style-number text:level="3" text:style-name="Numbering_20_Symbols" style:num-prefix=" " style:num-suffix=" " style:num-format="1" text:display-levels="3">
        <style:list-level-properties text:space-before="0.75in" text:min-label-width="0.25in" text:min-label-distance="0.05in"/>
      </text:list-level-style-number>
      <text:list-level-style-number text:level="4" text:style-name="Numbering_20_Symbols" style:num-prefix=" " style:num-suffix=" " style:num-format="1" text:display-levels="4">
        <style:list-level-properties text:space-before="1in" text:min-label-width="0.25in" text:min-label-distance="0.05in"/>
      </text:list-level-style-number>
      <text:list-level-style-number text:level="5" text:style-name="Numbering_20_Symbols" style:num-prefix=" " style:num-suffix=" " style:num-format="1" text:display-levels="5">
        <style:list-level-properties text:space-before="1.25in" text:min-label-width="0.25in" text:min-label-distance="0.05in"/>
      </text:list-level-style-number>
      <text:list-level-style-number text:level="6" text:style-name="Numbering_20_Symbols" style:num-prefix=" " style:num-suffix=" " style:num-format="1" text:display-levels="6">
        <style:list-level-properties text:space-before="1.5in" text:min-label-width="0.25in" text:min-label-distance="0.05in"/>
      </text:list-level-style-number>
      <text:list-level-style-number text:level="7" text:style-name="Numbering_20_Symbols" style:num-prefix=" " style:num-suffix=" " style:num-format="1" text:display-levels="7">
        <style:list-level-properties text:space-before="1.75in" text:min-label-width="0.25in" text:min-label-distance="0.05in"/>
      </text:list-level-style-number>
      <text:list-level-style-number text:level="8" text:style-name="Numbering_20_Symbols" style:num-prefix=" " style:num-suffix=" " style:num-format="1" text:display-levels="8">
        <style:list-level-properties text:space-before="2in" text:min-label-width="0.25in" text:min-label-distance="0.05in"/>
      </text:list-level-style-number>
      <text:list-level-style-number text:level="9" text:style-name="Numbering_20_Symbols" style:num-prefix=" " style:num-suffix=" " style:num-format="1" text:display-levels="9">
        <style:list-level-properties text:space-before="2.25in" text:min-label-width="0.25in" text:min-label-distance="0.05in"/>
      </text:list-level-style-number>
      <text:list-level-style-number text:level="10" text:style-name="Numbering_20_Symbols" style:num-prefix=" " style:num-suffix=" " style:num-format="1" text:display-levels="10">
        <style:list-level-properties text:space-before="2.5in" text:min-label-width="0.25in" text:min-label-distance="0.05in"/>
      </text:list-level-style-number>
    </text:list-style>
    <text:list-style style:name="Bullets_20_-_20_round" style:display-name="Bullets - round">
      <text:list-level-style-bullet text:level="1" text:style-name="Bullet_20_Symbols" text:bullet-char="•">
        <style:list-level-properties text:space-before="0.25in" text:min-label-width="0.2in"/>
        <style:text-properties style:font-name="StarSymbol"/>
      </text:list-level-style-bullet>
      <text:list-level-style-bullet text:level="2" text:style-name="Bullet_20_Symbols" text:bullet-char="•">
        <style:list-level-properties text:space-before="0.5in" text:min-label-width="0.2in"/>
        <style:text-properties style:font-name="StarSymbol"/>
      </text:list-level-style-bullet>
      <text:list-level-style-bullet text:level="3" text:style-name="Bullet_20_Symbols" text:bullet-char="•">
        <style:list-level-properties text:space-before="0.75in" text:min-label-width="0.2in"/>
        <style:text-properties style:font-name="StarSymbol"/>
      </text:list-level-style-bullet>
      <text:list-level-style-bullet text:level="4" text:style-name="Bullet_20_Symbols" text:bullet-char="•">
        <style:list-level-properties text:space-before="1in" text:min-label-width="0.2in"/>
        <style:text-properties style:font-name="StarSymbol"/>
      </text:list-level-style-bullet>
      <text:list-level-style-bullet text:level="5" text:style-name="Bullet_20_Symbols" text:bullet-char="•">
        <style:list-level-properties text:space-before="1.25in" text:min-label-width="0.2in"/>
        <style:text-properties style:font-name="StarSymbol"/>
      </text:list-level-style-bullet>
      <text:list-level-style-bullet text:level="6" text:style-name="Bullet_20_Symbols" text:bullet-char="•">
        <style:list-level-properties text:space-before="1.5in" text:min-label-width="0.2in"/>
        <style:text-properties style:font-name="StarSymbol"/>
      </text:list-level-style-bullet>
      <text:list-level-style-bullet text:level="7" text:style-name="Bullet_20_Symbols" text:bullet-char="•">
        <style:list-level-properties text:space-before="1.75in" text:min-label-width="0.2in"/>
        <style:text-properties style:font-name="StarSymbol"/>
      </text:list-level-style-bullet>
      <text:list-level-style-bullet text:level="8" text:style-name="Bullet_20_Symbols" text:bullet-char="•">
        <style:list-level-properties text:space-before="2in" text:min-label-width="0.2in"/>
        <style:text-properties style:font-name="StarSymbol"/>
      </text:list-level-style-bullet>
      <text:list-level-style-bullet text:level="9" text:style-name="Bullet_20_Symbols" text:bullet-char="•">
        <style:list-level-properties text:space-before="2.25in" text:min-label-width="0.2in"/>
        <style:text-properties style:font-name="StarSymbol"/>
      </text:list-level-style-bullet>
      <text:list-level-style-bullet text:level="10" text:style-name="Bullet_20_Symbols" text:bullet-char="•">
        <style:list-level-properties text:space-before="2.5in" text:min-label-width="0.2in"/>
        <style:text-properties style:font-name="StarSymbol"/>
      </text:list-level-style-bullet>
    </text:list-style>
    <text:list-style style:name="Bullets_20_-_20_diamonds" style:display-name="Bullets - diamonds">
      <text:list-level-style-bullet text:level="1" text:style-name="Bullet_20_Symbols" style:num-suffix="." text:bullet-char="">
        <style:list-level-properties text:space-before="0.2in" text:min-label-width="0.2in"/>
        <style:text-properties style:font-name="StarSymbol"/>
      </text:list-level-style-bullet>
      <text:list-level-style-bullet text:level="2" text:style-name="Bullet_20_Symbols" style:num-suffix="." text:bullet-char="">
        <style:list-level-properties text:space-before="0.4in" text:min-label-width="0.2in"/>
        <style:text-properties style:font-name="StarSymbol"/>
      </text:list-level-style-bullet>
      <text:list-level-style-bullet text:level="3" text:style-name="Bullet_20_Symbols" style:num-suffix="." text:bullet-char="">
        <style:list-level-properties text:space-before="0.6in" text:min-label-width="0.2in"/>
        <style:text-properties style:font-name="StarSymbol"/>
      </text:list-level-style-bullet>
      <text:list-level-style-bullet text:level="4" text:style-name="Bullet_20_Symbols" style:num-suffix="." text:bullet-char="">
        <style:list-level-properties text:space-before="0.8in" text:min-label-width="0.2in"/>
        <style:text-properties style:font-name="StarSymbol"/>
      </text:list-level-style-bullet>
      <text:list-level-style-bullet text:level="5" text:style-name="Bullet_20_Symbols" style:num-suffix="." text:bullet-char="">
        <style:list-level-properties text:space-before="1in" text:min-label-width="0.2in"/>
        <style:text-properties style:font-name="StarSymbol"/>
      </text:list-level-style-bullet>
      <text:list-level-style-bullet text:level="6" text:style-name="Bullet_20_Symbols" style:num-suffix="." text:bullet-char="">
        <style:list-level-properties text:space-before="1.2in" text:min-label-width="0.2in"/>
        <style:text-properties style:font-name="StarSymbol"/>
      </text:list-level-style-bullet>
      <text:list-level-style-bullet text:level="7" text:style-name="Bullet_20_Symbols" style:num-suffix="." text:bullet-char="">
        <style:list-level-properties text:space-before="1.4in" text:min-label-width="0.2in"/>
        <style:text-properties style:font-name="StarSymbol"/>
      </text:list-level-style-bullet>
      <text:list-level-style-bullet text:level="8" text:style-name="Bullet_20_Symbols" style:num-suffix="." text:bullet-char="">
        <style:list-level-properties text:space-before="1.6in" text:min-label-width="0.2in"/>
        <style:text-properties style:font-name="StarSymbol"/>
      </text:list-level-style-bullet>
      <text:list-level-style-bullet text:level="9" text:style-name="Bullet_20_Symbols" style:num-suffix="." text:bullet-char="">
        <style:list-level-properties text:space-before="1.8in" text:min-label-width="0.2in"/>
        <style:text-properties style:font-name="StarSymbol"/>
      </text:list-level-style-bullet>
      <text:list-level-style-bullet text:level="10" text:style-name="Bullet_20_Symbols" style:num-suffix="." text:bullet-char="">
        <style:list-level-properties text:space-before="2in" text:min-label-width="0.2in"/>
        <style:text-properties style:font-name="StarSymbol"/>
      </text:list-level-style-bullet>
    </text:list-style>
    <text:list-style style:name="Hierarchical_20_-_20_1_2c__20_a_2c__20_i_2c__20_etc." style:display-name="Hierarchical - 1, a, i, etc.">
      <text:list-level-style-number text:level="1" text:style-name="Numbering_20_Symbols" style:num-suffix="." style:num-format="1">
        <style:list-level-properties text:list-level-position-and-space-mode="label-alignment" fo:text-align="center">
          <style:list-level-label-alignment text:label-followed-by="space" fo:text-indent="-0.1in" fo:margin-left="0.5in"/>
        </style:list-level-properties>
      </text:list-level-style-number>
      <text:list-level-style-number text:level="2" text:style-name="Numbering_20_Symbols" style:num-suffix=")" style:num-format="a">
        <style:list-level-properties text:list-level-position-and-space-mode="label-alignment" fo:text-align="center">
          <style:list-level-label-alignment text:label-followed-by="space" fo:text-indent="-0.1in" fo:margin-left="0.7in"/>
        </style:list-level-properties>
      </text:list-level-style-number>
      <text:list-level-style-number text:level="3" text:style-name="Numbering_20_Symbols" style:num-suffix="." style:num-format="i">
        <style:list-level-properties text:list-level-position-and-space-mode="label-alignment" fo:text-align="center">
          <style:list-level-label-alignment text:label-followed-by="space" fo:text-indent="-0.1in" fo:margin-left="0.9in"/>
        </style:list-level-properties>
      </text:list-level-style-number>
      <text:list-level-style-number text:level="4" text:style-name="Numbering_20_Symbols" style:num-suffix="." style:num-format="A">
        <style:list-level-properties text:list-level-position-and-space-mode="label-alignment" fo:text-align="center">
          <style:list-level-label-alignment text:label-followed-by="space" fo:text-indent="-0.1in" fo:margin-left="1.1in"/>
        </style:list-level-properties>
      </text:list-level-style-number>
      <text:list-level-style-number text:level="5" text:style-name="Numbering_20_Symbols" style:num-suffix="." style:num-format="I">
        <style:list-level-properties text:list-level-position-and-space-mode="label-alignment" fo:text-align="center">
          <style:list-level-label-alignment text:label-followed-by="space" fo:text-indent="-0.1in" fo:margin-left="1.3in"/>
        </style:list-level-properties>
      </text:list-level-style-number>
      <text:list-level-style-number text:level="6" text:style-name="Numbering_20_Symbols" style:num-suffix="." style:num-format="1">
        <style:list-level-properties text:list-level-position-and-space-mode="label-alignment" fo:text-align="center">
          <style:list-level-label-alignment text:label-followed-by="space" fo:text-indent="-0.1in" fo:margin-left="1.5in"/>
        </style:list-level-properties>
      </text:list-level-style-number>
      <text:list-level-style-number text:level="7" text:style-name="Numbering_20_Symbols" style:num-suffix="." style:num-format="a">
        <style:list-level-properties text:list-level-position-and-space-mode="label-alignment" fo:text-align="center">
          <style:list-level-label-alignment text:label-followed-by="space" fo:text-indent="-0.1in" fo:margin-left="1.7in"/>
        </style:list-level-properties>
      </text:list-level-style-number>
      <text:list-level-style-number text:level="8" text:style-name="Numbering_20_Symbols" style:num-suffix="." style:num-format="i">
        <style:list-level-properties text:list-level-position-and-space-mode="label-alignment" fo:text-align="center">
          <style:list-level-label-alignment text:label-followed-by="space" fo:text-indent="-0.1in" fo:margin-left="1.9in"/>
        </style:list-level-properties>
      </text:list-level-style-number>
      <text:list-level-style-number text:level="9" text:style-name="Numbering_20_Symbols" style:num-suffix="." style:num-format="A">
        <style:list-level-properties text:list-level-position-and-space-mode="label-alignment" fo:text-align="center">
          <style:list-level-label-alignment text:label-followed-by="space" fo:text-indent="-0.1in" fo:margin-left="2.1in"/>
        </style:list-level-properties>
      </text:list-level-style-number>
      <text:list-level-style-number text:level="10" text:style-name="Numbering_20_Symbols" style:num-suffix="." style:num-format="I">
        <style:list-level-properties text:list-level-position-and-space-mode="label-alignment" fo:text-align="center">
          <style:list-level-label-alignment text:label-followed-by="space" fo:text-indent="-0.1in" fo:margin-left="2.3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in" fo:page-height="8.5in" style:num-format="1" style:print-orientation="landscape"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11in" fo:page-height="8.5in" style:num-format="1" style:print-orientation="landscape"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3937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_20_1_2f_2_22__20_margins" style:display-name="Landscape 1/2&quot; margins" style:page-layout-name="Mpm3"/>
    <style:master-page style:name="Portrait_20_1_2f_2_22__20_margins" style:display-name="Portrait 1/2&quot; margins" style:page-layout-name="Mpm4"/>
    <style:master-page style:name="Landscape" style:page-layout-name="Mpm5"/>
    <style:master-page style:name="Normal_5f_draw1" style:display-name="Normal_draw1"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2-10T15:26:12.51</meta:creation-date>
    <meta:editing-cycles>1</meta:editing-cycles>
    <meta:editing-duration>PT00H00M00S</meta:editing-duration>
    <meta:generator>OpenOffice.org/3.2$Win32 OpenOffice.org_project/320m18$Build-9502</meta:generator>
    <meta:document-statistic meta:table-count="1" meta:image-count="0" meta:object-count="0" meta:page-count="4" meta:paragraph-count="151" meta:word-count="1764" meta:character-count="10066"/>
    <meta:user-defined meta:name="Info 1"/>
    <meta:user-defined meta:name="Info 2"/>
    <meta:user-defined meta:name="Info 3"/>
    <meta:user-defined meta:name="Info 4"/>
    <meta:template xlink:type="simple" xlink:actuate="onRequest" xlink:title="Normal" xlink:href="../../p/doc/templates_open_office/Normal.ott" meta:date="2010-11-30T13:06:41"/>
  </office:meta>
</office:document-meta>
</file>